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de5" officeooo:paragraph-rsid="00115de5"/>
    </style:style>
    <style:style style:name="P2" style:family="paragraph" style:parent-style-name="Standard" style:list-style-name="L2">
      <style:text-properties officeooo:rsid="00115de5" officeooo:paragraph-rsid="00115de5"/>
    </style:style>
    <style:style style:name="P3" style:family="paragraph" style:parent-style-name="Standard">
      <style:text-properties officeooo:paragraph-rsid="00115de5"/>
    </style:style>
    <style:style style:name="P4" style:family="paragraph" style:parent-style-name="Standard" style:list-style-name="L1">
      <style:text-properties officeooo:paragraph-rsid="00115de5"/>
    </style:style>
    <style:style style:name="T1" style:family="text">
      <style:text-properties fo:font-weight="bold" officeooo:rsid="00115de5" style:font-weight-asian="bold" style:font-weight-complex="bold"/>
    </style:style>
    <style:style style:name="T2" style:family="text">
      <style:text-properties fo:font-weight="bold" officeooo:rsid="0013d6d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8b41" style:font-weight-asian="normal" style:font-weight-complex="normal"/>
    </style:style>
    <style:style style:name="T5" style:family="text">
      <style:text-properties fo:font-weight="normal" officeooo:rsid="0013d6df" style:font-weight-asian="normal" style:font-weight-complex="normal"/>
    </style:style>
    <style:style style:name="T6" style:family="text">
      <style:text-properties officeooo:rsid="0013d6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18219147" text:style-name="L1">
        <text:list-item>
          <text:p text:style-name="P4">Jika ada 8 kelereng dengan berat masing-masing 100 gram untuk 7 kelereng dan 125 gram untuk 1 kelereng. Bagaimanakah caranya mendapatkan 1 kelereng yang paling berat tersebut dari total 8 kelereng dengan menggunakan timbangan neraca dua lengan maksimal dengan 2 kali proses menimbang saja?</text:p>
        </text:list-item>
      </text:list>
      <text:p text:style-name="P3"><text:tab/></text:p>
      <text:p text:style-name="P3"><text:tab/><text:span text:style-name="T1">Jawab:</text:span></text:p>
      <text:list xml:id="list725937857" text:style-name="L2">
        <text:list-item>
          <text:p text:style-name="P2"><text:span text:style-name="T3">dari 8 kelereng tersebut di bagi </text:span><text:span text:style-name="T4">4</text:span><text:span text:style-name="T3"> dan dilakukan penimbangan</text:span></text:p>
        </text:list-item>
        <text:list-item>
          <text:p text:style-name="P2"><text:span text:style-name="T3">jika kelompok 1 &gt; kelompok 2 maka kelereng yang paling berat ada di kelompok 2</text:span></text:p>
        </text:list-item>
        <text:list-item>
          <text:p text:style-name="P2"><text:span text:style-name="T3">jika kelompok 2 &lt; kelompok 1 maka kelereng yang paling berat ada di kelompok 1</text:span></text:p>
        </text:list-item>
      </text:list>
      <text:p text:style-name="P1"><text:span text:style-name="T3"/></text:p>
      <text:p text:style-name="Standard"><text:span text:style-name="T3"><text:tab/></text:span><text:span text:style-name="T4">ambil kelompok kelereng yang paling berat lakukan penimbangan ke 2</text:span><text:span text:style-name="T5"> lakukan 1 persatu <text:tab/>kelereng kasih nama kelereng </text:span><text:span text:style-name="T2">a</text:span><text:span text:style-name="T5">, </text:span><text:span text:style-name="T2">b</text:span><text:span text:style-name="T5">, </text:span><text:span text:style-name="T2">c</text:span><text:span text:style-name="T5">, dan </text:span><text:span text:style-name="T2">d</text:span></text:p>
      <text:p text:style-name="P3"><text:span text:style-name="T5"><text:tab/>jika (</text:span><text:span text:style-name="T2">a</text:span><text:span text:style-name="T5">+</text:span><text:span text:style-name="T2">b</text:span><text:span text:style-name="T5">) &gt; (</text:span><text:span text:style-name="T2">c</text:span><text:span text:style-name="T5">+</text:span><text:span text:style-name="T2">b</text:span><text:span text:style-name="T5">) maka kemungkinan antara </text:span><text:span text:style-name="T2">c</text:span><text:span text:style-name="T5"> atau </text:span><text:span text:style-name="T2">d </text:span><text:span text:style-name="T5">kelereng yang paling berat.</text:span></text:p>
      <text:p text:style-name="P3"><text:span text:style-name="T5"/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6:15:11.541502846</meta:creation-date>
    <dc:date>2022-11-28T20:18:14.472985689</dc:date>
    <meta:editing-duration>PT3H11M22S</meta:editing-duration>
    <meta:editing-cycles>1</meta:editing-cycles>
    <meta:document-statistic meta:table-count="0" meta:image-count="0" meta:object-count="0" meta:page-count="1" meta:paragraph-count="8" meta:word-count="125" meta:character-count="728" meta:non-whitespace-character-count="609"/>
    <meta:generator>LibreOffice/6.4.7.2$Linux_X86_64 LibreOffice_project/40$Build-2</meta:generator>
  </office:meta>
</office:document-meta>
</file>